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10.1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andeansubregio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 office:value-type="string">
            <text:p>Sub Região Andina</text:p>
          </table:table-cell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1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2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3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4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5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6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7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8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05/19/2010</text:date>, <text:time>15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5-19T15:04:52</dc:date>
    <meta:editing-cycles>7</meta:editing-cycles>
    <meta:editing-duration>PT21M34S</meta:editing-duration>
    <meta:user-defined meta:name="Info 1"/>
    <meta:user-defined meta:name="Info 2"/>
    <meta:user-defined meta:name="Info 3"/>
    <meta:user-defined meta:name="Info 4"/>
    <meta:document-statistic meta:table-count="1" meta:cell-count="227"/>
  </office:meta>
</office:document-meta>
</file>